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19">
      <style:table-cell-properties fo:background-color="#ffff99"/>
    </style:style>
    <style:style style:name="ce16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9"/>
        <table:table-column table:style-name="co4" table:default-cell-style-name="ce13"/>
        <table:table-column table:style-name="co2" table:default-cell-style-name="ce5"/>
        <table:table-column table:style-name="co2" table:number-columns-repeated="2" table:default-cell-style-name="Default"/>
        <table:table-column table:style-name="co3" table:default-cell-style-name="ce9"/>
        <table:table-column table:style-name="co4" table:default-cell-style-name="ce13"/>
        <table:table-column table:style-name="co2" table:number-columns-repeated="4" table:default-cell-style-name="Default"/>
        <table:table-column table:style-name="co2" table:default-cell-style-name="ce15"/>
        <table:table-column table:style-name="co4" table:default-cell-style-name="ce13"/>
        <table:table-column table:style-name="co2" table:number-columns-repeated="2" table:default-cell-style-name="Default"/>
        <table:table-column table:style-name="co2" table:default-cell-style-name="ce15"/>
        <table:table-column table:style-name="co4" table:default-cell-style-name="ce13"/>
        <table:table-column table:style-name="co5" table:default-cell-style-name="ce18"/>
        <table:table-column table:style-name="co6" table:default-cell-style-name="ce6"/>
        <table:table-column table:style-name="co6" table:default-cell-style-name="Default"/>
        <table:table-column table:style-name="co4" table:default-cell-style-name="ce13"/>
        <table:table-column table:style-name="co6" table:default-cell-style-name="ce21"/>
        <table:table-column table:style-name="co7" table:default-cell-style-name="ce24"/>
        <table:table-column table:style-name="co4" table:default-cell-style-name="ce13"/>
        <table:table-column table:style-name="co6" table:default-cell-style-name="ce21"/>
        <table:table-column table:style-name="co2" table:default-cell-style-name="ce26"/>
        <table:table-column table:style-name="co4" table:default-cell-style-name="ce13"/>
        <table:table-column table:style-name="co6" table:default-cell-style-name="ce21"/>
        <table:table-column table:style-name="co7" table:default-cell-style-name="ce24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office:value-type="string">
            <text:p>L6</text:p>
          </table:table-cell>
          <table:table-cell table:style-name="ce4" office:value-type="string">
            <text:p>L7</text:p>
          </table:table-cell>
          <table:table-cell table:style-name="ce4" office:value-type="string">
            <text:p>L8</text:p>
          </table:table-cell>
          <table:table-cell office:value-type="string">
            <text:p>Lab Final</text:p>
          </table:table-cell>
          <table:table-cell table:style-name="ce12"/>
          <table:table-cell table:style-name="ce4" office:value-type="string">
            <text:p>E1</text:p>
          </table:table-cell>
          <table:table-cell table:style-name="ce14" office:value-type="string">
            <text:p>E2</text:p>
          </table:table-cell>
          <table:table-cell table:style-name="ce14" office:value-type="string">
            <text:p>E3</text:p>
          </table:table-cell>
          <table:table-cell office:value-type="string">
            <text:p>Exam Final</text:p>
          </table:table-cell>
          <table:table-cell table:style-name="ce12"/>
          <table:table-cell table:style-name="ce14" office:value-type="string">
            <text:p>CP1</text:p>
          </table:table-cell>
          <table:table-cell table:style-name="ce14" office:value-type="string">
            <text:p>CP2</text:p>
          </table:table-cell>
          <table:table-cell table:style-name="ce14" office:value-type="string">
            <text:p>IM</text:p>
          </table:table-cell>
          <table:table-cell table:style-name="ce14" office:value-type="string">
            <text:p>SW EC</text:p>
          </table:table-cell>
          <table:table-cell table:style-name="ce9" office:value-type="string">
            <text:p>CP Final</text:p>
          </table:table-cell>
          <table:table-cell table:style-name="ce12"/>
          <table:table-cell table:style-name="ce14" office:value-type="string">
            <text:p>FPD</text:p>
          </table:table-cell>
          <table:table-cell table:style-name="ce14" office:value-type="string">
            <text:p>FP</text:p>
          </table:table-cell>
          <table:table-cell table:style-name="ce16" office:value-type="string">
            <text:p>FP Final</text:p>
          </table:table-cell>
          <table:table-cell table:style-name="ce12"/>
          <table:table-cell table:style-name="ce17" office:value-type="string">
            <text:p>Final Grade</text:p>
          </table:table-cell>
          <table:table-cell office:value-type="string">
            <text:p>Final Grade</text:p>
          </table:table-cell>
          <table:table-cell table:style-name="ce6" office:value-type="string">
            <text:p>Final GPA</text:p>
          </table:table-cell>
          <table:table-cell table:style-name="ce12"/>
          <table:table-cell table:style-name="ce20" office:value-type="string">
            <text:p>Letter Grade</text:p>
          </table:table-cell>
          <table:table-cell table:style-name="ce23" office:value-type="string">
            <text:p>Numerical Grade</text:p>
          </table:table-cell>
          <table:table-cell table:style-name="ce12"/>
          <table:table-cell table:style-name="ce20" office:value-type="string">
            <text:p>Letter Grade</text:p>
          </table:table-cell>
          <table:table-cell table:style-name="ce25" office:value-type="string">
            <text:p>GPA </text:p>
          </table:table-cell>
          <table:table-cell table:style-name="ce12"/>
          <table:table-cell table:style-name="ce20"/>
          <table:table-cell table:style-name="ce23"/>
          <table:table-cell table:style-name="ce14" table:number-columns-repeated="979"/>
        </table:table-row>
        <table:table-row table:style-name="ro1">
          <table:table-cell table:style-name="ce2" office:value-type="string">
            <text:p>Tristan Brumagi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table:number-columns-repeated="6" office:value-type="string">
            <text:p>A</text:p>
          </table:table-cell>
          <table:table-cell table:style-name="ce10"/>
          <table:table-cell/>
          <table:table-cell office:value-type="float" office:value="38">
            <text:p>38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2]&gt;=0.9875;&quot;A+&quot;;  IF([.AA2]&gt;=0.94; &quot;A&quot;; IF([.AA2]&gt;=0.9; &quot;A-&quot;; IF([.AA2]&gt;=0.87; &quot;B+&quot;; IF([.AA2]&gt;=0.84;&quot;B&quot;; IF([.AA2]&gt;=0.8; &quot;B-&quot;; IF([.AA2]&gt;=0.77; &quot;C+&quot;; IF([.AA2]&gt;=0.74;&quot;C&quot;; IF([.AA2]&gt;=0.7; &quot;C-&quot;; IF([.AA2]&gt;=0.67; &quot;D+&quot;; IF([.AA2]&gt;=0.64;&quot;D&quot;; IF([.AA2]&gt;=0.6; &quot;D-&quot;; &quot;F&quot;))))))))))))" office:value-type="string" office:string-value="F">
            <text:p>F</text:p>
          </table:table-cell>
          <table:table-cell table:style-name="ce6" table:formula="of:=VLOOKUP([.AB2]; [.$AH$2:.$AI$13]; 2; 0)"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Shaun Choffel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C-</text:p>
          </table:table-cell>
          <table:table-cell table:number-columns-repeated="2" office:value-type="string">
            <text:p>B</text:p>
          </table:table-cell>
          <table:table-cell office:value-type="string">
            <text:p>C-</text:p>
          </table:table-cell>
          <table:table-cell office:value-type="string">
            <text:p>D</text:p>
          </table:table-cell>
          <table:table-cell table:style-name="ce10"/>
          <table:table-cell/>
          <table:table-cell office:value-type="float" office:value="31">
            <text:p>31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3]&gt;=0.9875;&quot;A+&quot;;  IF([.AA3]&gt;=0.94; &quot;A&quot;; IF([.AA3]&gt;=0.9; &quot;A-&quot;; IF([.AA3]&gt;=0.87; &quot;B+&quot;; IF([.AA3]&gt;=0.84;&quot;B&quot;; IF([.AA3]&gt;=0.8; &quot;B-&quot;; IF([.AA3]&gt;=0.77; &quot;C+&quot;; IF([.AA3]&gt;=0.74;&quot;C&quot;; IF([.AA3]&gt;=0.7; &quot;C-&quot;; IF([.AA3]&gt;=0.67; &quot;D+&quot;; IF([.AA3]&gt;=0.64;&quot;D&quot;; IF([.AA3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Francis Craft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office:value-type="string">
            <text:p>B-</text:p>
          </table:table-cell>
          <table:table-cell table:style-name="ce7" office:value-type="string">
            <text:p>F</text:p>
          </table:table-cell>
          <table:table-cell office:value-type="string">
            <text:p>B-</text:p>
          </table:table-cell>
          <table:table-cell table:style-name="ce7" office:value-type="string">
            <text:p>F</text:p>
          </table:table-cell>
          <table:table-cell table:style-name="ce10"/>
          <table:table-cell/>
          <table:table-cell office:value-type="float" office:value="39">
            <text:p>39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4]&gt;=0.9875;&quot;A+&quot;;  IF([.AA4]&gt;=0.94; &quot;A&quot;; IF([.AA4]&gt;=0.9; &quot;A-&quot;; IF([.AA4]&gt;=0.87; &quot;B+&quot;; IF([.AA4]&gt;=0.84;&quot;B&quot;; IF([.AA4]&gt;=0.8; &quot;B-&quot;; IF([.AA4]&gt;=0.77; &quot;C+&quot;; IF([.AA4]&gt;=0.74;&quot;C&quot;; IF([.AA4]&gt;=0.7; &quot;C-&quot;; IF([.AA4]&gt;=0.67; &quot;D+&quot;; IF([.AA4]&gt;=0.64;&quot;D&quot;; IF([.AA4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Troy Dinga</text:p>
          </table:table-cell>
          <table:table-cell office:value-type="string">
            <text:p>A</text:p>
          </table:table-cell>
          <table:table-cell table:number-columns-repeated="3"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table:style-name="ce10"/>
          <table:table-cell/>
          <table:table-cell office:value-type="float" office:value="41">
            <text:p>41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5]&gt;=0.9875;&quot;A+&quot;;  IF([.AA5]&gt;=0.94; &quot;A&quot;; IF([.AA5]&gt;=0.9; &quot;A-&quot;; IF([.AA5]&gt;=0.87; &quot;B+&quot;; IF([.AA5]&gt;=0.84;&quot;B&quot;; IF([.AA5]&gt;=0.8; &quot;B-&quot;; IF([.AA5]&gt;=0.77; &quot;C+&quot;; IF([.AA5]&gt;=0.74;&quot;C&quot;; IF([.AA5]&gt;=0.7; &quot;C-&quot;; IF([.AA5]&gt;=0.67; &quot;D+&quot;; IF([.AA5]&gt;=0.64;&quot;D&quot;; IF([.AA5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B-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-</text:p>
          </table:table-cell>
          <table:table-cell office:value-type="float" office:value="2.7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Brandon Ginoza</text:p>
          </table:table-cell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table:number-columns-repeated="4" office:value-type="string">
            <text:p>A</text:p>
          </table:table-cell>
          <table:table-cell table:style-name="ce10"/>
          <table:table-cell/>
          <table:table-cell office:value-type="float" office:value="47">
            <text:p>47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6]&gt;=0.9875;&quot;A+&quot;;  IF([.AA6]&gt;=0.94; &quot;A&quot;; IF([.AA6]&gt;=0.9; &quot;A-&quot;; IF([.AA6]&gt;=0.87; &quot;B+&quot;; IF([.AA6]&gt;=0.84;&quot;B&quot;; IF([.AA6]&gt;=0.8; &quot;B-&quot;; IF([.AA6]&gt;=0.77; &quot;C+&quot;; IF([.AA6]&gt;=0.74;&quot;C&quot;; IF([.AA6]&gt;=0.7; &quot;C-&quot;; IF([.AA6]&gt;=0.67; &quot;D+&quot;; IF([.AA6]&gt;=0.64;&quot;D&quot;; IF([.AA6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acob Hanko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6" office:value-type="string">
            <text:p>A</text:p>
          </table:table-cell>
          <table:table-cell table:style-name="ce10"/>
          <table:table-cell/>
          <table:table-cell office:value-type="float" office:value="47">
            <text:p>47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/>
          <table:table-cell table:style-name="ce6"/>
          <table:table-cell table:number-columns-repeated="988"/>
        </table:table-row>
        <table:table-row table:style-name="ro1">
          <table:table-cell office:value-type="string">
            <text:p>Lucas Hawk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5" office:value-type="string">
            <text:p>A</text:p>
          </table:table-cell>
          <table:table-cell table:style-name="ce10"/>
          <table:table-cell/>
          <table:table-cell office:value-type="float" office:value="50">
            <text:p>50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8]&gt;=0.9875;&quot;A+&quot;;  IF([.AA8]&gt;=0.94; &quot;A&quot;; IF([.AA8]&gt;=0.9; &quot;A-&quot;; IF([.AA8]&gt;=0.87; &quot;B+&quot;; IF([.AA8]&gt;=0.84;&quot;B&quot;; IF([.AA8]&gt;=0.8; &quot;B-&quot;; IF([.AA8]&gt;=0.77; &quot;C+&quot;; IF([.AA8]&gt;=0.74;&quot;C&quot;; IF([.AA8]&gt;=0.7; &quot;C-&quot;; IF([.AA8]&gt;=0.67; &quot;D+&quot;; IF([.AA8]&gt;=0.64;&quot;D&quot;; IF([.AA8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dy Kinneer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4" office:value-type="string">
            <text:p>A</text:p>
          </table:table-cell>
          <table:table-cell office:value-type="string">
            <text:p>A+</text:p>
          </table:table-cell>
          <table:table-cell office:value-type="string">
            <text:p>A</text:p>
          </table:table-cell>
          <table:table-cell table:style-name="ce10"/>
          <table:table-cell/>
          <table:table-cell office:value-type="float" office:value="50">
            <text:p>50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9]&gt;=0.9875;&quot;A+&quot;;  IF([.AA9]&gt;=0.94; &quot;A&quot;; IF([.AA9]&gt;=0.9; &quot;A-&quot;; IF([.AA9]&gt;=0.87; &quot;B+&quot;; IF([.AA9]&gt;=0.84;&quot;B&quot;; IF([.AA9]&gt;=0.8; &quot;B-&quot;; IF([.AA9]&gt;=0.77; &quot;C+&quot;; IF([.AA9]&gt;=0.74;&quot;C&quot;; IF([.AA9]&gt;=0.7; &quot;C-&quot;; IF([.AA9]&gt;=0.67; &quot;D+&quot;; IF([.AA9]&gt;=0.64;&quot;D&quot;; IF([.AA9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Regina Koo</text:p>
          </table:table-cell>
          <table:table-cell table:number-columns-repeated="2" table:style-name="ce6" office:value-type="string">
            <text:p>HC</text:p>
          </table:table-cell>
          <table:table-cell office:value-type="string">
            <text:p>A</text:p>
          </table:table-cell>
          <table:table-cell table:style-name="ce8" office:value-type="string">
            <text:p>C-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table:style-name="ce10"/>
          <table:table-cell/>
          <table:table-cell office:value-type="float" office:value="30">
            <text:p>30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10]&gt;=0.9875;&quot;A+&quot;;  IF([.AA10]&gt;=0.94; &quot;A&quot;; IF([.AA10]&gt;=0.9; &quot;A-&quot;; IF([.AA10]&gt;=0.87; &quot;B+&quot;; IF([.AA10]&gt;=0.84;&quot;B&quot;; IF([.AA10]&gt;=0.8; &quot;B-&quot;; IF([.AA10]&gt;=0.77; &quot;C+&quot;; IF([.AA10]&gt;=0.74;&quot;C&quot;; IF([.AA10]&gt;=0.7; &quot;C-&quot;; IF([.AA10]&gt;=0.67; &quot;D+&quot;; IF([.AA10]&gt;=0.64;&quot;D&quot;; IF([.AA10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bigail Lange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table:number-columns-repeated="6" office:value-type="string">
            <text:p>A</text:p>
          </table:table-cell>
          <table:table-cell table:style-name="ce10"/>
          <table:table-cell/>
          <table:table-cell office:value-type="float" office:value="45">
            <text:p>45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11]&gt;=0.9875;&quot;A+&quot;;  IF([.AA11]&gt;=0.94; &quot;A&quot;; IF([.AA11]&gt;=0.9; &quot;A-&quot;; IF([.AA11]&gt;=0.87; &quot;B+&quot;; IF([.AA11]&gt;=0.84;&quot;B&quot;; IF([.AA11]&gt;=0.8; &quot;B-&quot;; IF([.AA11]&gt;=0.77; &quot;C+&quot;; IF([.AA11]&gt;=0.74;&quot;C&quot;; IF([.AA11]&gt;=0.7; &quot;C-&quot;; IF([.AA11]&gt;=0.67; &quot;D+&quot;; IF([.AA11]&gt;=0.64;&quot;D&quot;; IF([.AA11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oshua Lawrence</text:p>
          </table:table-cell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A+</text:p>
          </table:table-cell>
          <table:table-cell office:value-type="string">
            <text:p>A</text:p>
          </table:table-cell>
          <table:table-cell table:style-name="ce10"/>
          <table:table-cell/>
          <table:table-cell office:value-type="float" office:value="45">
            <text:p>45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12]&gt;=0.9875;&quot;A+&quot;;  IF([.AA12]&gt;=0.94; &quot;A&quot;; IF([.AA12]&gt;=0.9; &quot;A-&quot;; IF([.AA12]&gt;=0.87; &quot;B+&quot;; IF([.AA12]&gt;=0.84;&quot;B&quot;; IF([.AA12]&gt;=0.8; &quot;B-&quot;; IF([.AA12]&gt;=0.77; &quot;C+&quot;; IF([.AA12]&gt;=0.74;&quot;C&quot;; IF([.AA12]&gt;=0.7; &quot;C-&quot;; IF([.AA12]&gt;=0.67; &quot;D+&quot;; IF([.AA12]&gt;=0.64;&quot;D&quot;; IF([.AA12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Paul Livingston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number-columns-repeated="2" table:style-name="ce7" office:value-type="string">
            <text:p>F</text:p>
          </table:table-cell>
          <table:table-cell table:style-name="ce10"/>
          <table:table-cell/>
          <table:table-cell office:value-type="float" office:value="40">
            <text:p>40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13]&gt;=0.9875;&quot;A+&quot;;  IF([.AA13]&gt;=0.94; &quot;A&quot;; IF([.AA13]&gt;=0.9; &quot;A-&quot;; IF([.AA13]&gt;=0.87; &quot;B+&quot;; IF([.AA13]&gt;=0.84;&quot;B&quot;; IF([.AA13]&gt;=0.8; &quot;B-&quot;; IF([.AA13]&gt;=0.77; &quot;C+&quot;; IF([.AA13]&gt;=0.74;&quot;C&quot;; IF([.AA13]&gt;=0.7; &quot;C-&quot;; IF([.AA13]&gt;=0.67; &quot;D+&quot;; IF([.AA13]&gt;=0.64;&quot;D&quot;; IF([.AA13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ohn McCool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C-</text:p>
          </table:table-cell>
          <table:table-cell table:number-columns-repeated="2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10"/>
          <table:table-cell/>
          <table:table-cell office:value-type="float" office:value="43">
            <text:p>43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14]&gt;=0.9875;&quot;A+&quot;;  IF([.AA14]&gt;=0.94; &quot;A&quot;; IF([.AA14]&gt;=0.9; &quot;A-&quot;; IF([.AA14]&gt;=0.87; &quot;B+&quot;; IF([.AA14]&gt;=0.84;&quot;B&quot;; IF([.AA14]&gt;=0.8; &quot;B-&quot;; IF([.AA14]&gt;=0.77; &quot;C+&quot;; IF([.AA14]&gt;=0.74;&quot;C&quot;; IF([.AA14]&gt;=0.7; &quot;C-&quot;; IF([.AA14]&gt;=0.67; &quot;D+&quot;; IF([.AA14]&gt;=0.64;&quot;D&quot;; IF([.AA14]&gt;=0.6; &quot;D-&quot;; &quot;F&quot;))))))))))))" office:value-type="string" office:string-value="F">
            <text:p>F</text:p>
          </table:table-cell>
          <table:table-cell table:style-name="ce6"/>
          <table:table-cell/>
          <table:table-cell table:style-name="ce22"/>
          <table:table-cell table:style-name="ce13"/>
          <table:table-cell/>
          <table:table-cell table:style-name="ce22"/>
          <table:table-cell table:style-name="ce27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>
            <text:p>Colton McCurdy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6" office:value-type="string">
            <text:p>A</text:p>
          </table:table-cell>
          <table:table-cell table:style-name="ce10"/>
          <table:table-cell/>
          <table:table-cell office:value-type="float" office:value="47">
            <text:p>47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15]&gt;=0.9875;&quot;A+&quot;;  IF([.AA15]&gt;=0.94; &quot;A&quot;; IF([.AA15]&gt;=0.9; &quot;A-&quot;; IF([.AA15]&gt;=0.87; &quot;B+&quot;; IF([.AA15]&gt;=0.84;&quot;B&quot;; IF([.AA15]&gt;=0.8; &quot;B-&quot;; IF([.AA15]&gt;=0.77; &quot;C+&quot;; IF([.AA15]&gt;=0.74;&quot;C&quot;; IF([.AA15]&gt;=0.7; &quot;C-&quot;; IF([.AA15]&gt;=0.67; &quot;D+&quot;; IF([.AA15]&gt;=0.64;&quot;D&quot;; IF([.AA15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table:style-name="ce2" office:value-type="string">
            <text:p>Kevin McIntrye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C-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style-name="ce7" office:value-type="string">
            <text:p>F</text:p>
          </table:table-cell>
          <table:table-cell table:style-name="ce10"/>
          <table:table-cell/>
          <table:table-cell office:value-type="float" office:value="37">
            <text:p>37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16]&gt;=0.9875;&quot;A+&quot;;  IF([.AA16]&gt;=0.94; &quot;A&quot;; IF([.AA16]&gt;=0.9; &quot;A-&quot;; IF([.AA16]&gt;=0.87; &quot;B+&quot;; IF([.AA16]&gt;=0.84;&quot;B&quot;; IF([.AA16]&gt;=0.8; &quot;B-&quot;; IF([.AA16]&gt;=0.77; &quot;C+&quot;; IF([.AA16]&gt;=0.74;&quot;C&quot;; IF([.AA16]&gt;=0.7; &quot;C-&quot;; IF([.AA16]&gt;=0.67; &quot;D+&quot;; IF([.AA16]&gt;=0.64;&quot;D&quot;; IF([.AA16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Nicholas Mulvay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-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style-name="ce10"/>
          <table:table-cell/>
          <table:table-cell office:value-type="float" office:value="41">
            <text:p>41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17]&gt;=0.9875;&quot;A+&quot;;  IF([.AA17]&gt;=0.94; &quot;A&quot;; IF([.AA17]&gt;=0.9; &quot;A-&quot;; IF([.AA17]&gt;=0.87; &quot;B+&quot;; IF([.AA17]&gt;=0.84;&quot;B&quot;; IF([.AA17]&gt;=0.8; &quot;B-&quot;; IF([.AA17]&gt;=0.77; &quot;C+&quot;; IF([.AA17]&gt;=0.74;&quot;C&quot;; IF([.AA17]&gt;=0.7; &quot;C-&quot;; IF([.AA17]&gt;=0.67; &quot;D+&quot;; IF([.AA17]&gt;=0.64;&quot;D&quot;; IF([.AA17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Theodore Nelson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table:style-name="ce7" office:value-type="string">
            <text:p>F</text:p>
          </table:table-cell>
          <table:table-cell table:style-name="ce8" office:value-type="string">
            <text:p>C-</text:p>
          </table:table-cell>
          <table:table-cell table:number-columns-repeated="3" table:style-name="ce7" office:value-type="string">
            <text:p>F</text:p>
          </table:table-cell>
          <table:table-cell table:style-name="ce10"/>
          <table:table-cell/>
          <table:table-cell office:value-type="float" office:value="21">
            <text:p>21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18]&gt;=0.9875;&quot;A+&quot;;  IF([.AA18]&gt;=0.94; &quot;A&quot;; IF([.AA18]&gt;=0.9; &quot;A-&quot;; IF([.AA18]&gt;=0.87; &quot;B+&quot;; IF([.AA18]&gt;=0.84;&quot;B&quot;; IF([.AA18]&gt;=0.8; &quot;B-&quot;; IF([.AA18]&gt;=0.77; &quot;C+&quot;; IF([.AA18]&gt;=0.74;&quot;C&quot;; IF([.AA18]&gt;=0.7; &quot;C-&quot;; IF([.AA18]&gt;=0.67; &quot;D+&quot;; IF([.AA18]&gt;=0.64;&quot;D&quot;; IF([.AA18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Daniel Ocampo</text:p>
          </table:table-cell>
          <table:table-cell table:number-columns-repeated="2"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C-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style-name="ce7" office:value-type="string">
            <text:p>F</text:p>
          </table:table-cell>
          <table:table-cell table:style-name="ce10"/>
          <table:table-cell/>
          <table:table-cell office:value-type="float" office:value="27">
            <text:p>27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19]&gt;=0.9875;&quot;A+&quot;;  IF([.AA19]&gt;=0.94; &quot;A&quot;; IF([.AA19]&gt;=0.9; &quot;A-&quot;; IF([.AA19]&gt;=0.87; &quot;B+&quot;; IF([.AA19]&gt;=0.84;&quot;B&quot;; IF([.AA19]&gt;=0.8; &quot;B-&quot;; IF([.AA19]&gt;=0.77; &quot;C+&quot;; IF([.AA19]&gt;=0.74;&quot;C&quot;; IF([.AA19]&gt;=0.7; &quot;C-&quot;; IF([.AA19]&gt;=0.67; &quot;D+&quot;; IF([.AA19]&gt;=0.64;&quot;D&quot;; IF([.AA19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Elizabeth Person</text:p>
          </table:table-cell>
          <table:table-cell table:number-columns-repeated="2" office:value-type="string">
            <text:p>A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B+</text:p>
          </table:table-cell>
          <table:table-cell table:style-name="ce10"/>
          <table:table-cell/>
          <table:table-cell office:value-type="float" office:value="40">
            <text:p>40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20]&gt;=0.9875;&quot;A+&quot;;  IF([.AA20]&gt;=0.94; &quot;A&quot;; IF([.AA20]&gt;=0.9; &quot;A-&quot;; IF([.AA20]&gt;=0.87; &quot;B+&quot;; IF([.AA20]&gt;=0.84;&quot;B&quot;; IF([.AA20]&gt;=0.8; &quot;B-&quot;; IF([.AA20]&gt;=0.77; &quot;C+&quot;; IF([.AA20]&gt;=0.74;&quot;C&quot;; IF([.AA20]&gt;=0.7; &quot;C-&quot;; IF([.AA20]&gt;=0.67; &quot;D+&quot;; IF([.AA20]&gt;=0.64;&quot;D&quot;; IF([.AA20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Robert Popey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C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number-columns-repeated="2" table:style-name="ce7" office:value-type="string">
            <text:p>F</text:p>
          </table:table-cell>
          <table:table-cell table:style-name="ce11"/>
          <table:table-cell/>
          <table:table-cell office:value-type="float" office:value="39">
            <text:p>39</text:p>
          </table:table-cell>
          <table:table-cell table:number-columns-repeated="2"/>
          <table:table-cell table:style-name="ce11"/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6"/>
          <table:table-cell table:style-name="Default" table:number-columns-repeated="2"/>
          <table:table-cell table:number-columns-repeated="989"/>
        </table:table-row>
        <table:table-row table:style-name="ro1">
          <table:table-cell office:value-type="string">
            <text:p>Philip Schweitzer</text:p>
          </table:table-cell>
          <table:table-cell table:style-name="ce6" office:value-type="string">
            <text:p>HC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D+</text:p>
          </table:table-cell>
          <table:table-cell table:style-name="ce7" office:value-type="string">
            <text:p>F</text:p>
          </table:table-cell>
          <table:table-cell table:style-name="ce11"/>
          <table:table-cell/>
          <table:table-cell office:value-type="float" office:value="38">
            <text:p>38</text:p>
          </table:table-cell>
          <table:table-cell table:number-columns-repeated="2"/>
          <table:table-cell table:style-name="ce11"/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string">
            <text:p>Luke Smith</text:p>
          </table:table-cell>
          <table:table-cell table:style-name="ce6" office:value-type="string">
            <text:p>HC</text:p>
          </table:table-cell>
          <table:table-cell office:value-type="string">
            <text:p>B-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table:style-name="ce11"/>
          <table:table-cell/>
          <table:table-cell office:value-type="float" office:value="49">
            <text:p>49</text:p>
          </table:table-cell>
          <table:table-cell table:number-columns-repeated="2"/>
          <table:table-cell table:style-name="ce11"/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string">
            <text:p>Shu Yi Tang</text:p>
          </table:table-cell>
          <table:table-cell table:number-columns-repeated="2" table:style-name="ce6" office:value-type="string">
            <text:p>HC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table:style-name="ce11"/>
          <table:table-cell/>
          <table:table-cell office:value-type="float" office:value="33">
            <text:p>33</text:p>
          </table:table-cell>
          <table:table-cell table:number-columns-repeated="2"/>
          <table:table-cell table:style-name="ce11"/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string">
            <text:p>Hanzhong Zheng</text:p>
          </table:table-cell>
          <table:table-cell office:value-type="string">
            <text:p>B+</text:p>
          </table:table-cell>
          <table:table-cell table:style-name="ce6" office:value-type="string">
            <text:p>A</text:p>
          </table:table-cell>
          <table:table-cell table:style-name="ce8"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11"/>
          <table:table-cell/>
          <table:table-cell office:value-type="float" office:value="45">
            <text:p>45</text:p>
          </table:table-cell>
          <table:table-cell table:number-columns-repeated="2"/>
          <table:table-cell table:style-name="ce11"/>
          <table:table-cell table:number-columns-repeated="4"/>
          <table:table-cell table:style-name="ce5" office:value-type="float" office:value="2">
            <text:p>2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1"/>
          <table:table-cell/>
          <table:table-cell table:formula="of:=AVERAGE([.L2:.L25])" office:value-type="float" office:value="40.125">
            <text:p>40.125</text:p>
          </table:table-cell>
          <table:table-cell table:number-columns-repeated="2"/>
          <table:table-cell table:style-name="ce11"/>
          <table:table-cell table:number-columns-repeated="1002"/>
        </table:table-row>
        <table:table-row table:style-name="ro1">
          <table:table-cell table:number-columns-repeated="9"/>
          <table:table-cell table:style-name="ce11"/>
          <table:table-cell table:number-columns-repeated="16"/>
          <table:table-cell table:style-name="ce19" office:value-type="string">
            <text:p>Tristan</text:p>
          </table:table-cell>
          <table:table-cell table:style-name="ce15"/>
          <table:table-cell table:style-name="ce19" table:formula="of:=AVERAGE([.AC2:.AC20])" office:value-type="float" office:value="0">
            <text:p>0</text:p>
          </table:table-cell>
          <table:table-cell table:number-columns-repeated="988"/>
        </table:table-row>
        <table:table-row table:style-name="ro1" table:number-rows-repeated="1048548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2">00/00/0000</text:date>, <text:time style:data-style-name="N2" text:time-value="0000-00-00T09:16: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4-22T15:00:12</dc:date>
    <dc:creator>Gregory Kapfhammer</dc:creator>
    <meta:editing-duration>P30DT1H46M2S</meta:editing-duration>
    <meta:editing-cycles>233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377" meta:object-count="0"/>
  </office:meta>
</office:document-meta>
</file>